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ce1a" officeooo:paragraph-rsid="0006ce1a"/>
    </style:style>
    <style:style style:name="P2" style:family="paragraph" style:parent-style-name="Standard">
      <style:text-properties style:text-underline-style="solid" style:text-underline-width="auto" style:text-underline-color="font-color" officeooo:rsid="0006ce1a" officeooo:paragraph-rsid="0006ce1a"/>
    </style:style>
    <style:style style:name="P3" style:family="paragraph" style:parent-style-name="Standard">
      <style:text-properties style:text-underline-style="none" officeooo:rsid="0006ce1a" officeooo:paragraph-rsid="0006ce1a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use <text:span text:style-name="T1">GitHub</text:span></text:p>
      <text:p text:style-name="P1"/>
      <text:p text:style-name="P1">Front end web developer</text:p>
      <text:p text:style-name="P1"/>
      <text:p text:style-name="P2">Front End</text:p>
      <text:p text:style-name="P3">- Build a portfolio site</text:p>
      <text:p text:style-name="P3"><text:s text:c="4"/>( ) Intro to HTML &amp; CSS</text:p>
      <text:p text:style-name="P3"><text:s text:c="4"/>( ) Responsive Web Design Fundamentals</text:p>
      <text:p text:style-name="P3"><text:s text:c="4"/>( ) Responsive Images</text:p>
      <text:p text:style-name="P3"/>
      <text:p text:style-name="P3">- Interactive Resume</text:p>
      <text:p text:style-name="P3"><text:s text:c="4"/>( ) JavaScript Basics</text:p>
      <text:p text:style-name="P3"><text:s text:c="4"/>( ) Intro to jQuery</text:p>
      <text:p text:style-name="P3"/>
      <text:p text:style-name="P3">- Classic Arcade Game Clone</text:p>
      <text:p text:style-name="P3"><text:s text:c="3"/>( ) Object-Oriented JavaScript</text:p>
      <text:p text:style-name="P3"><text:s text:c="3"/>( ) HTML5 Canvas</text:p>
      <text:p text:style-name="P3"/>
      <text:p text:style-name="P3">- Website Optimization</text:p>
      <text:p text:style-name="P3"><text:s text:c="3"/>( ) Website Performance Optimization</text:p>
      <text:p text:style-name="P3"><text:s text:c="3"/>( ) Browser Rendering Optimization</text:p>
      <text:p text:style-name="P3"/>
      <text:p text:style-name="P3">- Neighborhood Map</text:p>
      <text:p text:style-name="P3"><text:s text:c="3"/>( ) Intro to AJAX</text:p>
      <text:p text:style-name="P3"><text:s text:c="3"/>( ) Javascript Design Patterns</text:p>
      <text:p text:style-name="P3"/>
      <text:p text:style-name="P3">- Feed Reader Testing</text:p>
      <text:p text:style-name="P3"><text:s text:c="3"/>( ) JavaScript Testing</text:p>
      <text:p text:style-name="P3"><text:s text:c="2"/></text:p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3T20:02:04.248105685</meta:creation-date>
    <dc:date>2015-09-23T20:11:31.034986245</dc:date>
    <meta:editing-duration>P0D</meta:editing-duration>
    <meta:editing-cycles>1</meta:editing-cycles>
    <meta:generator>LibreOffice/4.2.8.2$Linux_X86_64 LibreOffice_project/420m0$Build-2</meta:generator>
    <meta:document-statistic meta:table-count="0" meta:image-count="0" meta:object-count="0" meta:page-count="1" meta:paragraph-count="22" meta:word-count="91" meta:character-count="531" meta:non-whitespace-character-count="418"/>
  </office:meta>
</office:document-meta>
</file>